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text-properties fo:font-weight="normal" style:font-weight-asian="normal" style:font-weight-complex="normal"/>
    </style:style>
    <style:style style:name="P4" style:family="paragraph" style:parent-style-name="UrbanBody">
      <style:text-properties style:text-line-through-style="none" style:text-line-through-type="non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tracked-changes text:track-changes="false">
        <text:changed-region xml:id="ct93936907979024" text:id="ct93936907979024">
          <text:insertion>
            <office:change-info>
              <dc:creator>Gauthier Bastien</dc:creator>
              <dc:date>2011-09-09T12:21:00</dc:date>
            </office:change-info>
          </text:insertion>
        </text:changed-region>
        <text:changed-region xml:id="ct93936927687792" text:id="ct93936927687792">
          <text:insertion>
            <office:change-info>
              <dc:creator>Auteur inconnu</dc:creator>
              <dc:date>2011-03-31T13:08:00</dc:date>
            </office:change-info>
          </text:insertion>
        </text:changed-region>
        <text:changed-region xml:id="ct93936893904736" text:id="ct93936893904736">
          <text:insertion>
            <office:change-info>
              <dc:creator>Auteur inconnu</dc:creator>
              <dc:date>2011-03-31T13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2"><office:annotation><dc:creator>Gauthier Bastien</dc:creator><dc:date>2011-01-13T14:56:41</dc:date><text:p text:style-name="P5"><text:span text:style-name="T6">do text</text:span></text:p><text:p text:style-name="P5"><text:span text:style-name="T6">from document(at=header, format='odt')</text:span>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écépissé de dépôt d'une demande de division</text:p>
      <text:p text:style-name="UrbanBody"/>
      <text:p text:style-name="UrbanBody"/>
      <text:p text:style-name="UrbanBody">Je soussigné, mandaté par l'Administration Communale <text:text-input text:description="Nom de la commune préfixé par &lt;de&gt; ou &lt;d'&gt;">tool.getCityName(prefixed=True)</text:text-input><text:s/>certifie que <text:span text:style-name="T3"><text:text-input text:description="Signalétique des demandeurs">self.getApplicantsSignaletic(withaddress=True)</text:text-input></text:span></text:p>
      <text:p text:style-name="P4"/>
      <text:p text:style-name="UrbanBody"><office:annotation><dc:creator>Gauthier Bastien</dc:creator><dc:date>2011-02-21T10:09:27</dc:date><text:p text:style-name="P5"><text:span text:style-name="T6">do text if not len(self.getApplicants()) &gt; 1 and not len(self.getParcels()) &gt; 1</text:span></text:p></office:annotation>propriétaire de la parcelle (terrain ou bâtiment), située:</text:p>
      <text:p text:style-name="UrbanBody"><office:annotation><dc:creator>Gauthier Bastien</dc:creator><dc:date>2011-02-21T10:12:18</dc:date><text:p text:style-name="P5"><text:span text:style-name="T5">do text if not len(self.getApplicants()) &gt; 1 and len(self.getParcels()) &gt; 1</text:span></text:p></office:annotation>propriétaire des parcelles (terrain ou bâtiment), situées:</text:p>
      <text:p text:style-name="UrbanBody"><office:annotation><dc:creator>Gauthier Bastien</dc:creator><dc:date>2011-02-21T10:12:52</dc:date><text:p text:style-name="P5"><text:span text:style-name="T5">do text if len(self.getApplicants()) &gt; 1 and not len(self.getParcels()) &gt; 1</text:span></text:p></office:annotation>propriétaires de la parcelle (terrain ou bâtiment), située:</text:p>
      <text:p text:style-name="UrbanBody"><office:annotation><dc:creator>Gauthier Bastien</dc:creator><dc:date>2011-02-21T10:13:04</dc:date><text:p text:style-name="P5"><text:span text:style-name="T5">do text if len(self.getApplicants()) &gt; 1 and len(self.getParcels()) &gt; 1</text:span></text:p></office:annotation>propriétaires des parcelles (terrain ou bâtiment), situées:</text:p>
      <text:p text:style-name="UrbanBody"><office:annotation><dc:creator>Gauthier Bastien</dc:creator><dc:date>2011-02-21T10:13:40</dc:date><text:p text:style-name="P5"><text:span text:style-name="T5">do text if not len(self.getParcels()) &gt; 1</text:span></text:p></office:annotation><text:text-input text:description="Lieu des travaux">self.getWorkLocationSignaletic()</text:text-input><text:s/>et inscrite au cadastre, <text:text-input text:description="Détails des parcelles">self.getPortionOutsText()</text:text-input></text:p>
      <text:p text:style-name="UrbanBody"><office:annotation><dc:creator>Gauthier Bastien</dc:creator><dc:date>2011-02-21T10:13:40</dc:date><text:p text:style-name="P5"><text:span text:style-name="T5">do text if len(self.getParcels()) &gt; 1</text:span></text:p></office:annotation><text:text-input text:description="Lieu des travaux">self.getWorkLocationSignaletic()</text:text-input><text:s/>et inscrite(s) au cadastre, <text:text-input text:description="Détails des parcelles">self.getPortionOutsText()</text:text-input></text:p>
      <text:p text:style-name="P3"><text:span text:style-name="T4"><office:annotation><dc:creator>Gauthier Bastien</dc:creator><dc:date>2011-02-21T10:13:40</dc:date><text:p text:style-name="P5"><text:span text:style-name="T5">do text if not len(self.getApplicants()) &gt; 1</text:span></text:p></office:annotation></text:span><text:span text:style-name="T4">a déposé une demande de division.</text:span></text:p>
      <text:p text:style-name="P3"><office:annotation><dc:creator>Gauthier Bastien</dc:creator><dc:date>2011-02-21T10:14:06</dc:date><text:p text:style-name="P5"><text:span text:style-name="T5">do text if len(self.getApplicants()) &gt; 1</text:span></text:p></office:annotation>ont déposé <text:span text:style-name="T4">une demande de division</text:span>.</text:p>
      <text:p text:style-name="UrbanBody"/>
      <text:p text:style-name="UrbanBody"/>
      <text:p text:style-name="UrbanBody"><text:text-input text:description="Délivré à xxx le xxx">urbanEventObj.getFormattedDate(forDelivery=True)</text:text-input></text:p>
      <text:p text:style-name="UrbanBody"/>
      <text:p text:style-name="UrbanBody"><text:tab/><text:tab/><text:tab/><text:tab/><text:tab/><text:tab/><text:tab/><text:change-start text:change-id="ct93936907979024"/>self.displayValue(self.getFoldermanagers()[0].Vocabulary('grade')[0], self.getFoldermanagers()[0].getGrade())<text:change-end text:change-id="ct93936907979024"/></text:p>
      <text:p text:style-name="UrbanBody"><text:tab/><text:tab/><text:tab/><text:tab/><text:tab/><text:tab/><text:tab/><text:change-start text:change-id="ct93936927687792"/>self.getFoldermanagers()[0].getName2()<text:change-end text:change-id="ct93936927687792"/> <text:change-start text:change-id="ct93936893904736"/>self.getFoldermanagers()[0].getName1()<text:change-end text:change-id="ct9393689390473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5:19.473872677</dc:date>
    <dc:language>fr-FR</dc:language>
    <meta:editing-cycles>89</meta:editing-cycles>
    <meta:editing-duration>PT12H30M6S</meta:editing-duration>
    <meta:document-statistic meta:table-count="0" meta:image-count="0" meta:object-count="0" meta:page-count="1" meta:paragraph-count="15" meta:word-count="96" meta:character-count="969" meta:non-whitespace-character-count="888"/>
    <meta:user-defined meta:name="Info 1"/>
    <meta:user-defined meta:name="Info 2"/>
    <meta:user-defined meta:name="Info 3"/>
    <meta:user-defined meta:name="Info 4"/>
  </office:meta>
</office:document-meta>
</file>